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082056" officeooo:paragraph-rsid="00082056" style:font-weight-asian="bold" style:font-weight-complex="bold"/>
    </style:style>
    <style:style style:name="P2" style:family="paragraph" style:parent-style-name="Preformatted_20_Text">
      <style:text-properties fo:font-weight="bold" officeooo:rsid="000872de" officeooo:paragraph-rsid="000872de" style:font-weight-asian="bold" style:font-weight-complex="bold"/>
    </style:style>
    <style:style style:name="P3" style:family="paragraph" style:parent-style-name="Preformatted_20_Text">
      <style:text-properties fo:font-weight="bold" officeooo:rsid="0009a210" officeooo:paragraph-rsid="0009a210" style:font-weight-asian="bold" style:font-weight-complex="bold"/>
    </style:style>
    <style:style style:name="P4" style:family="paragraph" style:parent-style-name="Preformatted_20_Text">
      <style:text-properties fo:font-weight="normal" officeooo:rsid="00082056" officeooo:paragraph-rsid="00082056" style:font-weight-asian="normal" style:font-weight-complex="normal"/>
    </style:style>
    <style:style style:name="P5" style:family="paragraph" style:parent-style-name="Preformatted_20_Text" style:list-style-name="L3">
      <style:text-properties fo:font-weight="normal" officeooo:rsid="00082056" officeooo:paragraph-rsid="00082056" style:font-weight-asian="normal" style:font-weight-complex="normal"/>
    </style:style>
    <style:style style:name="P6" style:family="paragraph" style:parent-style-name="Preformatted_20_Text" style:list-style-name="L5">
      <style:text-properties fo:font-weight="normal" officeooo:rsid="00082056" officeooo:paragraph-rsid="00082056" style:font-weight-asian="normal" style:font-weight-complex="normal"/>
    </style:style>
    <style:style style:name="P7" style:family="paragraph" style:parent-style-name="Preformatted_20_Text">
      <style:text-properties fo:font-weight="normal" officeooo:rsid="000872de" officeooo:paragraph-rsid="000872de" style:font-weight-asian="normal" style:font-weight-complex="normal"/>
    </style:style>
    <style:style style:name="P8" style:family="paragraph" style:parent-style-name="Preformatted_20_Text" style:list-style-name="L7">
      <style:text-properties fo:font-weight="normal" officeooo:rsid="000872de" officeooo:paragraph-rsid="000872de" style:font-weight-asian="normal" style:font-weight-complex="normal"/>
    </style:style>
    <style:style style:name="P9" style:family="paragraph" style:parent-style-name="Preformatted_20_Text" style:list-style-name="L8">
      <style:text-properties fo:font-weight="normal" officeooo:rsid="000872de" officeooo:paragraph-rsid="000872de" style:font-weight-asian="normal" style:font-weight-complex="normal"/>
    </style:style>
    <style:style style:name="P10" style:family="paragraph" style:parent-style-name="Preformatted_20_Text" style:list-style-name="L9">
      <style:text-properties fo:font-weight="normal" officeooo:rsid="000872de" officeooo:paragraph-rsid="000872de" style:font-weight-asian="normal" style:font-weight-complex="normal"/>
    </style:style>
    <style:style style:name="P11" style:family="paragraph" style:parent-style-name="Preformatted_20_Text" style:list-style-name="L10">
      <style:text-properties fo:font-weight="normal" officeooo:rsid="000872de" officeooo:paragraph-rsid="000872de" style:font-weight-asian="normal" style:font-weight-complex="normal"/>
    </style:style>
    <style:style style:name="P12" style:family="paragraph" style:parent-style-name="Preformatted_20_Text" style:list-style-name="L10">
      <style:text-properties fo:font-weight="normal" officeooo:rsid="000872de" officeooo:paragraph-rsid="0009a210" style:font-weight-asian="normal" style:font-weight-complex="normal"/>
    </style:style>
    <style:style style:name="P13" style:family="paragraph" style:parent-style-name="Preformatted_20_Text" style:list-style-name="L11">
      <style:text-properties fo:font-weight="normal" officeooo:rsid="000872de" officeooo:paragraph-rsid="0009a210" style:font-weight-asian="normal" style:font-weight-complex="normal"/>
    </style:style>
    <style:style style:name="P14" style:family="paragraph" style:parent-style-name="Preformatted_20_Text" style:list-style-name="L10">
      <style:text-properties fo:font-weight="normal" officeooo:rsid="000873b7" officeooo:paragraph-rsid="000873b7" style:font-weight-asian="normal" style:font-weight-complex="normal"/>
    </style:style>
    <style:style style:name="P15" style:family="paragraph" style:parent-style-name="Preformatted_20_Text" style:list-style-name="L11">
      <style:text-properties fo:font-weight="normal" officeooo:rsid="0009a210" officeooo:paragraph-rsid="0009a21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72de" style:font-weight-asian="normal" style:font-weight-complex="normal"/>
    </style:style>
    <style:style style:name="T3" style:family="text">
      <style:text-properties officeooo:rsid="0009a2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Manual</text:p>
      <text:p text:style-name="P1"/>
      <text:p text:style-name="P4">This is a Web based application. It has different type of primary users which will interact with the system. The basic flow of the application is:</text:p>
      <text:p text:style-name="P4"/>
      <text:list xml:id="list1469374197836273913" text:style-name="L3">
        <text:list-item>
          <text:p text:style-name="P5">User will come to our home after entering our URL</text:p>
        </text:list-item>
        <text:list-item>
          <text:p text:style-name="P5">Navbar consists of different buttons representing different users</text:p>
        </text:list-item>
        <text:list-item>
          <text:p text:style-name="P5">The respective user will click on a button(Students will click on button with showing student as a text) which will take the user to Oauth Server for authentication purpose</text:p>
        </text:list-item>
        <text:list-item>
          <text:p text:style-name="P5">For the first time, user logging-in they have to enter the secret key that has been shared with them through email at the time of creation of user</text:p>
        </text:list-item>
        <text:list-item>
          <text:p text:style-name="P5">After successful authentication user will be redirected to the dashboard which contains different actions for each specific user</text:p>
          <text:p text:style-name="P5"/>
        </text:list-item>
      </text:list>
      <text:p text:style-name="P4"><text:s/>The options/actions according to the user type are as follow:</text:p>
      <text:p text:style-name="P4"/>
      <text:p text:style-name="P1">HEC</text:p>
      <text:list xml:id="list4773065104912443108" text:style-name="L5">
        <text:list-item>
          <text:p text:style-name="P6">HEC can CRUD Universities</text:p>
        </text:list-item>
        <text:list-item>
          <text:p text:style-name="P6">HEC can CRUD Departments of Universities</text:p>
        </text:list-item>
        <text:list-item>
          <text:p text:style-name="P6">HEC can read and approve Degree of a student</text:p>
        </text:list-item>
        <text:list-item>
          <text:p text:style-name="P6">HEC will receive notifications on a dashboard regarding their approval for a degree</text:p>
        </text:list-item>
        <text:list-item>
          <text:p text:style-name="P6">HEC can read students information of all universities and their degree Status</text:p>
        </text:list-item>
      </text:list>
      <text:p text:style-name="P4"/>
      <text:p text:style-name="P2">UNIVERSITY</text:p>
      <text:list xml:id="list8869115441393893714" text:style-name="L7">
        <text:list-item>
          <text:p text:style-name="P8">UNIVERSITY can READ Students</text:p>
        </text:list-item>
        <text:list-item>
          <text:p text:style-name="P8">UNIVERSITY can CRUD REGISTRAR of their University</text:p>
        </text:list-item>
        <text:list-item>
          <text:p text:style-name="P8">UNIVERSITY can CRUD DEAN of their University</text:p>
        </text:list-item>
        <text:list-item>
          <text:p text:style-name="P8">UNIVERSITY can CRUD ISSUER of their University</text:p>
          <text:p text:style-name="P8"/>
        </text:list-item>
      </text:list>
      <text:p text:style-name="P7"/>
      <text:p text:style-name="P2">REGISTRAR</text:p>
      <text:list xml:id="list3172574103312579810" text:style-name="L8">
        <text:list-item>
          <text:p text:style-name="P9">REGISTRAR can CRUD Students to the departments alloted/approved by HEC</text:p>
        </text:list-item>
        <text:list-item>
          <text:p text:style-name="P9">At the time of student registration REGISTRAR will just enter cnic of a student and will fetch the other info from NADRA and IBCC servers running locally in our system</text:p>
          <text:p text:style-name="P9"/>
        </text:list-item>
      </text:list>
      <text:p text:style-name="P2">ISSUER</text:p>
      <text:list xml:id="list354238806295510174" text:style-name="L9">
        <text:list-item>
          <text:p text:style-name="P10">ISSUER can CRUD Degree</text:p>
        </text:list-item>
        <text:list-item>
          <text:p text:style-name="P10">Issuer will issue degree to the students <text:span text:style-name="T3">of its University</text:span> which is just the start of degree attestation flow</text:p>
        </text:list-item>
      </text:list>
      <text:p text:style-name="P7"/>
      <text:p text:style-name="P2">DEAN</text:p>
      <text:list xml:id="list4513443315364596574" text:style-name="L10">
        <text:list-item>
          <text:p text:style-name="P11">DEAN can UPDATE Degree(Approve)</text:p>
        </text:list-item>
        <text:list-item>
          <text:p text:style-name="P14">DEAN can READ Students of its Department</text:p>
        </text:list-item>
        <text:list-item>
          <text:p text:style-name="P12">Dean’s approval is necessary <text:span text:style-name="T3">and part of</text:span> degree attestation <text:span text:style-name="T3">cycle</text:span></text:p>
          <text:p text:style-name="P12"/>
        </text:list-item>
      </text:list>
      <text:p text:style-name="P3">STUDENTS</text:p>
      <text:list xml:id="list6728312700231034545" text:style-name="L11">
        <text:list-item>
          <text:p text:style-name="P13"><text:span text:style-name="T3">Students</text:span> can <text:span text:style-name="T3">READ</text:span> <text:span text:style-name="T3">status of their </text:span>Degree</text:p>
        </text:list-item>
        <text:list-item>
          <text:p text:style-name="P15">Students can request for updating records if requir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1T03:19:31.986058806</dc:date>
    <meta:editing-duration>PT3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328" meta:character-count="1898" meta:non-whitespace-character-count="1624"/>
  </office:meta>
</office:document-meta>
</file>